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dc" officeooo:paragraph-rsid="000f06dc"/>
    </style:style>
    <style:style style:name="P2" style:family="paragraph" style:parent-style-name="Standard">
      <style:text-properties officeooo:rsid="000f06dc" officeooo:paragraph-rsid="00105081"/>
    </style:style>
    <style:style style:name="P3" style:family="paragraph" style:parent-style-name="Standard">
      <style:text-properties officeooo:rsid="000f06dc" officeooo:paragraph-rsid="00112b6d"/>
    </style:style>
    <style:style style:name="P4" style:family="paragraph" style:parent-style-name="Standard">
      <style:text-properties officeooo:rsid="000f06dc" officeooo:paragraph-rsid="0017ae5b"/>
    </style:style>
    <style:style style:name="P5" style:family="paragraph" style:parent-style-name="Standard">
      <style:text-properties officeooo:rsid="000f06dc" officeooo:paragraph-rsid="0017e796"/>
    </style:style>
    <style:style style:name="P6" style:family="paragraph" style:parent-style-name="Standard">
      <style:paragraph-properties fo:text-align="end" style:justify-single-word="false"/>
      <style:text-properties officeooo:rsid="000f06dc" officeooo:paragraph-rsid="000f06dc"/>
    </style:style>
    <style:style style:name="P7" style:family="paragraph" style:parent-style-name="Standard">
      <style:text-properties officeooo:rsid="0012b744" officeooo:paragraph-rsid="00112b6d"/>
    </style:style>
    <style:style style:name="P8" style:family="paragraph" style:parent-style-name="Standard">
      <style:text-properties officeooo:rsid="00199d99" officeooo:paragraph-rsid="00199d99"/>
    </style:style>
    <style:style style:name="P9" style:family="paragraph" style:parent-style-name="Standard">
      <style:text-properties officeooo:rsid="0019c713" officeooo:paragraph-rsid="0019c713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9c713" officeooo:paragraph-rsid="0019c71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tyle="italic" officeooo:rsid="000f06dc" officeooo:paragraph-rsid="000f06dc" style:font-style-asian="italic" style:font-style-complex="italic"/>
    </style:style>
    <style:style style:name="P12" style:family="paragraph" style:parent-style-name="Standard">
      <style:text-properties fo:font-style="italic" officeooo:rsid="00199d99" officeooo:paragraph-rsid="00199d99" style:font-style-asian="italic" style:font-style-complex="italic"/>
    </style:style>
    <style:style style:name="T1" style:family="text">
      <style:text-properties officeooo:rsid="000f0ff8"/>
    </style:style>
    <style:style style:name="T2" style:family="text">
      <style:text-properties officeooo:rsid="000fc6fe"/>
    </style:style>
    <style:style style:name="T3" style:family="text">
      <style:text-properties officeooo:rsid="00105081"/>
    </style:style>
    <style:style style:name="T4" style:family="text">
      <style:text-properties officeooo:rsid="00112b6d"/>
    </style:style>
    <style:style style:name="T5" style:family="text">
      <style:text-properties officeooo:rsid="0017ae5b"/>
    </style:style>
    <style:style style:name="T6" style:family="text">
      <style:text-properties officeooo:rsid="00199d99"/>
    </style:style>
    <style:style style:name="T7" style:family="text">
      <style:text-properties officeooo:rsid="0019c7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иложение к договору</text:p>
      <text:p text:style-name="P1"/>
      <text:p text:style-name="P1"/>
      <text:p text:style-name="P1"/>
      <text:p text:style-name="P10">Внедрение в информационную систему новой услуги «Экспертное сопровождение».</text:p>
      <text:p text:style-name="P1"/>
      <text:p text:style-name="P1"/>
      <text:p text:style-name="P11"><text:span text:style-name="T7">1. </text:span>Описание процесса.</text:p>
      <text:p text:style-name="P4"><text:tab/>Заказчик в личном кабинете создает новое заявление с выбором услуги «Экспертное сопровождение». Заказчик <text:span text:style-name="T1">выбирает</text:span> ранее поданн<text:span text:style-name="T1">ое</text:span> <text:s/><text:span text:style-name="T1">заявление</text:span> с положительным результатом экспертизы. <text:span text:style-name="T5">Поиск производится по номеру заявления, номеру заключения, номеру контракта в рамках документов, принадлежащих данному пользователю. После выбора все данные из старого <text:s/>заявления копируются в новое. При отсутствии контракта в базе данных возможно ручное заполнение всех полей с указанием номера положительного заключения.</text:span></text:p>
      <text:p text:style-name="P4"><text:span text:style-name="T5"><text:tab/>В заявление добавлена новая закладка «Измененная документация», которая будет содержать список заявлений с измененной документацией, каждое из которых в свою очередь будут содержать переписку с экспертами: входящие письма (замечания), исходящие письма (ответы на замечания), заключение. <text:s/>Измененная документация может быть отправлена как вместе с заявлением на услугу «Экспертное сопровождение», так и позднее, после положительного рассмотрения заявления по услуге.</text:span></text:p>
      <text:p text:style-name="P4"><text:tab/><text:span text:style-name="T5">Заявление с услугой «Экспертное сопровождение» попадает на рассмотрение в отдел приема — создается документ «Рассмотрение», ставятся сроки работы по рассмотрению. Работа с данным рассмотрением ничем не отличается от работы с рассмотрениями по экспертизе проектной документации. Отдел приема может: разрешить редактирование заявления, вернуть без рассмотрения, создать исходящий документ,.</text:span></text:p>
      <text:p text:style-name="P2"><text:tab/><text:span text:style-name="T2">При отправке исходящего письма с типом «создание контракта» в программе создается контракт по услуге «экспертное сопровождение». Такие контракты учитываются в программе в отдельном журнале. От заказчика ожидается возврат подписанных документов — формирование исходящего письма с соответствующим типом. Так как сам данный контракт не содержит документации, то в рамках данного контракта <text:s/>писем с типом «замечания экспертизы» не будет. По итогу работы будет отправлено письмо с результатом по всему контракту. Контракт проходит те же стадии, что и контракты по гос. экспертизе проектной документации: Контракт по заявлению, Ожидание оплаты, Экспертиза проекта, Выдано заключение.</text:span></text:p>
      <text:p text:style-name="P4"><text:tab/><text:span text:style-name="T3">Параллельно заявлению по услуге «Экспертное сопровождение» заказчик также формирует документы «Измененная документация». Данные документы видны в заявлении с услугой «Экспертное сопровождение» на отдельной закладке. Эти документы содержат разделы с документацией, прикрепленные файлы. При отправке данный документ создает документ «Рассмотрение» для отдела приема. Ставится срок рассмотрения (3 дня). Работа с таким рассмотрением аналогична работе с другими рассмотрениями: разрешить редактирование, вернуть без рассмотрения, подготовить ответ.</text:span></text:p>
      <text:p text:style-name="P4"><text:span text:style-name="T3"><text:tab/>При подготовке положительного ответа по измененной документации внутри контракта по услуге «Экспертное сопровождение» создается входящая «Измененная документация». Внутри этой «Измененной документации» ведется переписка с клиентом: отправляются письма с замечаниями, приходят ответы, подготавливается заключение.</text:span></text:p>
      <text:p text:style-name="P5"><text:tab/><text:span text:style-name="T4">В старом контракте с положительным заключением появляются ссылки на контракты с новой услугой «Экспертное сопровождение». Таким образом, через старое положительное заключение можно попасть в контракт по экспертному сопровождению</text:span></text:p>
      <text:p text:style-name="P3"/>
      <text:p text:style-name="P7"/>
      <text:p text:style-name="P12"><text:soft-page-break/><text:span text:style-name="T7">2. </text:span>Объекты информационной системы, <text:span text:style-name="T7">подлежащие изменению, созданию.</text:span></text:p>
      <text:p text:style-name="P8"/>
      <text:p text:style-name="P8"><text:span text:style-name="T7">2.1</text:span> <text:span text:style-name="T7">Модификация д</text:span>окумент<text:span text:style-name="T7">а</text:span> «Заявление», добавлен<text:span text:style-name="T7">ие</text:span> выбор<text:span text:style-name="T7">а</text:span> услуги «Экспертное сопровождение» с указанием первичного положительно заключения. Заявление содержит все те же поля, что и обычное заявление. Нет закладки с документацией. Добавлена закладка «Измененная документация».</text:p>
      <text:p text:style-name="P8"/>
      <text:p text:style-name="P8"><text:span text:style-name="T7">2.</text:span>2 <text:span text:style-name="T7">Новый д</text:span>окумент «Измененная документация». Создается внутри документа «Заявление». Содержит дерево документации, как в первичном заявлении с положительным заключением. Позволяет загружать файлы документации, подписывать. Присутствует раздел «Сопроводительные письма». Такие документы могут быть созданы даже при не отправленном заявлении с услугой «Экспертное сопровождение». Однако пока не отправлено заявление, отдельные документы не могут быть отправлены. Все имеющиеся документы «Измененная документация» отправляются при отправке основного заявления.</text:p>
      <text:p text:style-name="P8"/>
      <text:p text:style-name="P8"><text:span text:style-name="T7">2.</text:span>3 Документ «Рассмотрение» создается на основное заявление и на каждый документ «Измененная документация».</text:p>
      <text:p text:style-name="P8"/>
      <text:p text:style-name="P8"><text:span text:style-name="T7">2.</text:span>4 При положительном рассмотрении заявления с услугой «Экспертное сопровождение» создается контракт в отдельном журнале с отдельной нумерацией. Имеется ссылка на основной контракт с положительным заключением (если он есть в базе данных).</text:p>
      <text:p text:style-name="P8"/>
      <text:p text:style-name="P8"><text:span text:style-name="T7">2.</text:span>5 При положительном рассмотрении документа «Измененная документация» внутри контракта создается «подконтракт» по конкретному разделу (разделам). Список их доступен на отдельной закладке основного контракта. Вся дальнейшая работа экспертов (письма с замечаниями, внутренние документы, <text:span text:style-name="T7">описание проводимы работ</text:span>) проходит в рамках этих «подконтрактов».</text:p>
      <text:p text:style-name="P8"/>
      <text:p text:style-name="P9">2.6 Результат экспертизы отправляется письмом по отдельному «субконтракту» и по общему контракту в целом.</text:p>
      <text:p text:style-name="P9"/>
      <text:p text:style-name="P9">2.7 В личном кабинете заказчика отображается информация по общему заявлению и по каждому отдельному документу <text:span text:style-name="T6">«Измененная документация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2:38:55.742258469</meta:creation-date>
    <dc:date>2020-02-10T15:14:54.724806797</dc:date>
    <meta:editing-duration>PT2H25M8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2" meta:paragraph-count="18" meta:word-count="609" meta:character-count="5074" meta:non-whitespace-character-count="4470"/>
  </office:meta>
</office:document-meta>
</file>